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5_1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M. D. Sarfaty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September 20, 1891</text:p>
      <text:p text:style-name="P5">Month<text:tab/><text:tab/><text:tab/><text:tab/><text:tab/><text:tab/>September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Hilltop Chews Landing</text:p>
      <text:p text:style-name="P5">State<text:tab/><text:tab/><text:tab/><text:tab/><text:tab/><text:tab/>NJ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3">Hilltop Chews Landing NJ/</text:p>
      <text:p text:style-name="P3">Sept. 20. 1891/</text:p>
      <text:p text:style-name="P2">Rev S. Morais/</text:p>
      <text:p text:style-name="P2"><text:tab/>My dear Friend/</text:p>
      <text:p text:style-name="P2"><text:tab/><text:tab/>I would like your opinion/ on the following. <text:s/>As you may not feel/ free to give me any <text:span text:style-name="T2">advice</text:span><text:span text:style-name="T3"> on the subject/ I merely would like to hear your views./ <text:s/>When I first moved to "Hilltop" there being no/ way to get to the city except by driving, I did/ not attend synagogue much to my regret./ <text:s/>I have now finished building a railroad, and/ I think it would be less harm to use it/ on the sabbath to attend synagogue than/ to bring up my children away from all/ Jewish influence. <text:s/>As I have never as yet/ broken the sabbath, before doing it I would/ like to hear from you. <text:s/>With kind regards./ <text:s/>Very truly Yours. M. D. Sarfa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28T12:52:19.58</meta:creation-date>
    <dc:date>2011-11-28T12:56:19.14</dc:date>
    <dc:creator>Penn Libraries</dc:creator>
    <meta:editing-duration>PT00H03M5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5" meta:word-count="300" meta:character-count="1975"/>
  </office:meta>
</office:document-meta>
</file>